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rrectPersistentClassException.IncorrectPersistentClass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PersistentClassException.IncorrectPersistentClas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PersistentClassException.IncorrectPersistentClass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